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TimesNewRomanPSMT" fo:font-size="12pt" officeooo:paragraph-rsid="00102e8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NewRomanPSMT" fo:font-size="12pt" officeooo:paragraph-rsid="00102e88" style:font-size-asian="12pt" style:font-size-complex="12pt"/>
    </style:style>
    <style:style style:name="P11" style:family="paragraph" style:parent-style-name="Standard">
      <style:paragraph-properties fo:margin-left="0in" fo:margin-right="-0.2402in" fo:text-indent="0in" style:auto-text-indent="false">
        <style:tab-stops>
          <style:tab-stop style:position="0in"/>
          <style:tab-stop style:position="1.7772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02e88" style:font-size-asian="12pt" style:font-weight-asian="normal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39b8b" style:font-name-asian="Times New Roman" style:font-size-asian="12pt" style:font-weight-asian="normal" style:font-name-complex="Times New Roman" style:font-size-complex="12pt"/>
    </style:style>
    <style:style style:name="P15" style:family="paragraph" style:parent-style-name="Standard">
      <style:paragraph-properties fo:margin-left="0.5in" fo:margin-right="-0.0083in" fo:text-align="justify" style:justify-single-word="false" fo:text-indent="-0.252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T1" style:family="text">
      <style:text-properties fo:color="#000000" fo:font-weight="normal" style:font-weight-asian="normal"/>
    </style:style>
    <style:style style:name="T2" style:family="text">
      <style:text-properties fo:color="#000000" fo:letter-spacing="normal" fo:font-weight="normal" style:letter-kerning="false" style:font-weight-asian="normal"/>
    </style:style>
    <style:style style:name="T3" style:family="text">
      <style:text-properties fo:color="#000000" fo:letter-spacing="normal" fo:font-weight="normal" style:letter-kerning="true" style:font-weight-asian="normal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ICHIARAZIONE SOSTITUTIVA DELL’ATTO DI NOTORIETA’</text:p>
      <text:p text:style-name="P7">(Art. 47 D.P.R. n. 445 del 28/12/2000)</text:p>
      <text:p text:style-name="P1"/>
      <text:p text:style-name="P1"/>
      <text:p text:style-name="P8"><text:span text:style-name="T2">I</text:span>o sottoscritt{%= @oa %} <text:span text:style-name="T6">{%= @persona.nome %} {%= @persona.cognome %}</text:span>, codice fiscale <text:span text:style-name="T6">{%= @persona.codice_fiscale %}</text:span>,</text:p>
      <text:p text:style-name="P8">nat{%= @oa%} a <text:span text:style-name="T6">{%= @persona.comune_nascita %}</text:span> il <text:span text:style-name="T6">{%= @persona.data_nascita %}</text:span>, </text:p>
      <text:p text:style-name="P10"><text:span text:style-name="T1">residente a </text:span><text:span text:style-name="T5">{%= @persona.indirizzo_residenza.comune %}</text:span><text:span text:style-name="T1"> in </text:span><text:span text:style-name="T5">{%= @persona.indirizzo_residenza.to_s %}</text:span><text:span text:style-name="T3">,</text:span></text:p>
      <text:p text:style-name="P2">consapevole delle sanzioni penali previste dell’art. 76 del D.P.R: 445/2000, nel caso di mendaci dichiarazioni, falsità negli atti, uso <text:s/>o esibizione di atti o contenenti dati non più rispondenti a verità,</text:p>
      <text:p text:style-name="P4"/>
      <text:p text:style-name="P7">DICHIARO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>________________________________________________________________________</text:p>
      <text:p text:style-name="P5"/>
      <text:p text:style-name="P13">Addì {%= @data %}</text:p>
      <text:p text:style-name="P6"><text:tab/>IL DICHIARANTE<text:tab/></text:p>
      <text:p text:style-name="P3"><text:tab/>_________________</text:p>
      <text:p text:style-name="P4"/>
      <text:p text:style-name="P1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2"/>
      <text:p text:style-name="P13">Addì {%= @data %}</text:p>
      <text:p text:style-name="P2"/>
      <text:p text:style-name="P11"/>
      <text:p text:style-name="P6"><text:tab/>IL DICHIARANTE<text:tab/></text:p>
      <text:p text:style-name="P3"><text:tab/>_________________</text:p>
      <text:p text:style-name="P2">_________________</text:p>
      <text:p text:style-name="P9"><text:span text:style-name="T1">La presente dichiarazione da trasmettere ad organi della Pubblica Amministrazione e </text:span><text:span text:style-name="T4">non per la riscossione di benefici economici</text:span><text:span text:style-name="T1"> può </text:span><text:soft-page-break/><text:span text:style-name="T1">essere:</text:span></text:p>
      <text:p text:style-name="P15">a.<text:tab/>firmata in presenza del dipendente addetto a riceverla</text:p>
      <text:p text:style-name="P15">b.<text:tab/>trasmessa via posta, fax o via telematica con allegata carta di identità se trasmessa a organi della Pubblica amministr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DICHIARAZIONE SOSTITUTIVA DELL’ATTO DI NOTORIETA’</dc:title>
    <meta:generator>LibreOffice/6.0.7.3$Linux_X86_64 LibreOffice_project/00m0$Build-3</meta:generator>
    <meta:creation-date>2015-09-29T13:56:01.853998000</meta:creation-date>
    <meta:editing-cycles>5</meta:editing-cycles>
    <meta:editing-duration>PT12M53S</meta:editing-duration>
    <dc:date>2020-11-20T09:06:01.715240543</dc:date>
    <meta:document-statistic meta:table-count="0" meta:image-count="0" meta:object-count="0" meta:page-count="2" meta:paragraph-count="26" meta:word-count="228" meta:character-count="2118" meta:non-whitespace-character-count="1907"/>
  </office:meta>
</office:document-meta>
</file>